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text-line-through-style="solid"/>
    </style:style>
    <style:style style:name="T2" style:family="text">
      <style:text-properties style:text-line-through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7_1</text:p>
      <text:p text:style-name="P1">American Genizah Project: Partnership for Posterity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7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Solis Della Torre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4">(Symbols: ?=uncertain; []=supplied information; /=end of line)</text:p>
      <text:p text:style-name="P4"/>
      <text:p text:style-name="P4">[Front Cover]</text:p>
      <text:p text:style-name="P5">On Vayakel/</text:p>
      <text:p text:style-name="P5">Shaped and molded/</text:p>
      <text:p text:style-name="P5">From one of Solis Della Torre/</text:p>
      <text:p text:style-name="P5">[Hebrew]/</text:p>
      <text:p text:style-name="P5"/>
      <text:p text:style-name="P4">[Page 1]</text:p>
      <text:p text:style-name="P4">Brethren! <text:s/>Israelites have been charged with want of/ love for the aesthetic, with unfitness for the liberal arts./ <text:s/>Our coreligionists of modern times have disproved the charge./ <text:s/>They have made palpable facts stand forth, confront and/ shame the <text:span text:style-name="T1">imputation</text:span><text:span text:style-name="T2"> accusers. <text:s/>But even the history of antiquity/ shows the </text:span><text:span text:style-name="T1">accusation</text:span><text:span text:style-name="T2"> imputation to be </text:span><text:span text:style-name="T1">false</text:span><text:span text:style-name="T2"> groundless, or, at least, too sweeping./ <text:s/>Let us before proceeding further, premise a just remark./ <text:s/>All nations have not </text:span><text:span text:style-name="T1">been widowed with</text:span><text:span text:style-name="T2"> received from nature the same aptitudes,/ any more than all individuals </text:span><text:span text:style-name="T1">with</text:span><text:span text:style-name="T2"> the same disposition and/ tendency. <text:s/>All could not manifest an equal fondness for/ arts and sciences, or the capacity to cultivate these with/ equal success, and contribute in an equal manner to/ the developping[sic!] of civilization. <text:s/>Providence intended all/ peoples of the earth, to participate in the great under-/-taking; but each was assigned a special task, so that/ by the combination of separate efforts the social edifice/ might be raised high./</text:span></text:p>
      <text:p text:style-name="P4"><text:span text:style-name="T2">The ancients also had their shares in the admirable work./ <text:s/>Some were apportioned the fine arts, as the Greeks; some/ the formation of civil governments, as the Romans, and/ others, the experimental solution of political problems, as the Italian/</text:span></text:p>
      <text:p text:style-name="P4"><text:soft-page-break/><text:span text:style-name="T2"/></text:p>
      <text:p text:style-name="P4"><text:span text:style-name="T2">[Page 2]</text:span></text:p>
      <text:p text:style-name="P4"><text:span text:style-name="T2">Republics of old. <text:s/>Israel was given from the outset/ that part which joins all into one, and crowns the/ (complete) labor. <text:s/>Israel was given Religion for its task;/ religion--which, as the name denotes, is, or rather ought to/ be, a common bond of union among the children of the/ Universal Creator. <text:s/>All other parts in the work, became/ of secondary importance, not to be set aside entirely,/ for they are powerful agencies in promoting </text:span><text:span text:style-name="T1">civili-</text:span><text:span text:style-name="T2"> human pro-/</text:span><text:span text:style-name="T1">zation</text:span><text:span text:style-name="T2"> gress, but to be exercised only so far as they do not/ interfere with the main task, </text:span><text:span text:style-name="T1">to be</text:span><text:span text:style-name="T2"> performed in up-/-holding the Unity, and which must be kept steadily/ in view./</text:span></text:p>
      <text:p text:style-name="P4"><text:span text:style-name="T2">But another remark will be appropriate on this sub-/-ject. <text:s/>Fine arts, in order to flourish must have op-/-portunities and facilities. <text:s/>Our ancestors were seldom/ afforded the state of tranquillity[sic!] necessary for an assi-/-duous application to them. <text:s/>The infancy of our people/ was spent in slavery, and in wandering through deserts,/ then to be trained in </text:span><text:span text:style-name="T1">a crucible</text:span><text:span text:style-name="T2"> the way of trials for its future destiny./ <text:s/>The opening of its political life was almost anar-/-chical, without Union and Unity, as in the days of the/ Judges, each doing what what[sic!] pleased in his eyes,/</text:span></text:p>
      <text:p text:style-name="P4"><text:span text:style-name="T2"/></text:p>
      <text:p text:style-name="P4"><text:span text:style-name="T2">[Page 3]</text:span></text:p>
      <text:p text:style-name="P4"><text:span text:style-name="T2">and hence exposing the nation to the aggression of strangers./ <text:s/>When the consolidation of the tribes took place, it lasted/ only during the reigns of three kings; the first of which/ was of short continuance; the second stormy through/ frequent wars, so that David the leading spirit was not/ allowed to build a structure in honor of God, because his/ hands had shed too much blood. <text:s/>The third may solely be/ [?] called a </text:span><text:span text:style-name="T1">quiete</text:span><text:span text:style-name="T2"> quiet period; the golden age of/ Jewish history, when all sat under their vines and fig-trees,/ with none to make them afraid. <text:s/>But soon the un-/-fortunate division occurred, to be followed by intestine/ quarrels, and finally by the Babylonian exile./ <text:s/>At the restoration, the political condition had not improved/ very materially. <text:s/>Tributary to Persia, to Macedonia,/ to the Egypt of the Ptolemies, to Rome; struggling/ against the latter for independence, the stay of/ our people in Palestine was not amidst the enjoy-/-ment of peace. <text:s/>Then came the long and wide spread/ dispersion, and the horrors of the middle-ages, when/ with rare exceptions, the existence of Israel hung upon a thread. </text:span><text:span text:style-name="T1">with</text:span><text:span text:style-name="T2">/ </text:span><text:span text:style-name="T1">rare exceptions,</text:span><text:span text:style-name="T2">/</text:span></text:p>
      <text:p text:style-name="P4"><text:span text:style-name="T2"/></text:p>
      <text:p text:style-name="P4"><text:span text:style-name="T2">[Page 4]</text:span></text:p>
      <text:p text:style-name="P4"><text:span text:style-name="T2">And yet note the remarkable fact, notwithstand-/-ing </text:span><text:span text:style-name="T1">so many</text:span><text:span text:style-name="T2"> the untold vicissitudes, </text:span><text:span text:style-name="T1">so</text:span><text:span text:style-name="T2"> the many obstacles, an-/-cient Hebrews far from being strangers to a sense/ of the beautiful in the arts, showed considerable/ fondness for it, and no mean knowledge thereof./ <text:s/>The tabernacle erected in the wilderness; Solomon's/ temple, and that of Herod, said to have surpassed/ the former in architectural grandeur, bear testimony/ to artistic capacities of no</text:span><text:span text:style-name="T1">t</text:span><text:span text:style-name="T2"> little value. <text:s/>And/ who does not know the skill displayed by our pro-/-genitors in music and poetry specially in the lyric,/ as evinced in the sublime </text:span><text:span text:style-name="T1">poems</text:span><text:span text:style-name="T2"> David's outpourings, rehearsed in/ the Church and the Mosque not less than in the/ synagogue, and as proved </text:span><text:span text:style-name="T1">from</text:span><text:span text:style-name="T2"> by the name of numerous/ instruments recorded throughout Holy Writ?/ <text:s/>We might venture further, and assert that the/ Cherubim hovering above the ark of the covenant,/ and several figures in the sanctuary at Jerusalem, as/ the twelve brazen oxen bearing the molten sea, would/ justify the supposition that our ancestors could also/ handle the chisel and the pencil; but candour forces/ us to confess that we have no positive </text:span><text:span text:style-name="T1">proofs</text:span><text:span text:style-name="T2"> evidence of their/</text:span></text:p>
      <text:p text:style-name="P4"><text:span text:style-name="T2"/></text:p>
      <text:p text:style-name="P4"><text:span text:style-name="T2">[Page 5]</text:span></text:p>
      <text:p text:style-name="P4"><text:span text:style-name="T2">acquaintance with Sculpture and painting. <text:s/>Nor can/ they, by reason of that, be accused of unfitness/ for the aesthetic, when it is remembered that the/ art of making figures in marble or upon canvas</text:span><text:span text:style-name="T1">s</text:span><text:span text:style-name="T2">,/ had its origin in heathen religions. <text:s/>The master-pieces/ of Grecian artificers, were inspired by pagan super-/-stitions. <text:s/>While families lived in rough cabins, they/ would raise superb edifices, where the images of </text:span><text:soft-page-break/><text:span text:style-name="T2">war-/-riors drawn in colours, or cut in stones were paid homage/ to. <text:s/>What wonder then that the Hebrews preferred/ to cultivate the arts which might enhance the/ service of the one incorporeal God, and they cared little/ for those connected with polytheism? <text:s/>the prohi-/-bition of representing the Almighty under any form,/ banished </text:span><text:span text:style-name="T1">almost entirely</text:span><text:span text:style-name="T2"> Sculpture and painting almost [?] from/ among Israel of yore./ <text:s text:c="3"/>A believe uncompromisingly spir-/-ritual and moral, discountenanced what might have/ given rise to the deification of material objects, or/ to sensual feelings. <text:s/>But the fear of such a/ result, gradually abated, when heathenism and its/ debaucheries, began to lose the powerful hold it once/ had upon the mind of men; and when the Jewish/</text:span></text:p>
      <text:p text:style-name="P4"><text:span text:style-name="T2"/></text:p>
      <text:p text:style-name="P4"><text:span text:style-name="T2">[Page 6]</text:span></text:p>
      <text:p text:style-name="P4"><text:span text:style-name="T2">worship itself was greatly simplified, it being/ reduced to the reciting of prayers and the explaining/ of the Scriptures, in places of no great architectural/ pretentions[sic!]. <text:s/>A perceptible change was/ then wrought. <text:s/>To a natural incentive which/ leads to the cultivation of all the liberal arts, as/ refining the taste, and imparting a high tone to the/ intellect, was added the approval given by Holy/ Writ. <text:s/>For, in alluding to different pursuits/ needed for the building of the Tabernacle, it styles/ the individuals capable of performing labors which/ </text:span><text:span text:style-name="T1">demanded</text:span><text:span text:style-name="T2"> required ingenuity and skill, men gifted with/ a divinely illumined mind. <text:s/>Thus we read in/ the section of this Sabbath "Moses said to the child-/-ren of Israel: see, the Lord has called by name Be-/-zalel son of Huri, son of Hur of the tribes of Judah, and/ has filled him with a spirit of wisdom, with knowledge/ and understanding and with ability for every work,/ to devise new designs and execute them in gold/ silver, copper, and in setting precious stones, in/ carving wood, in doing all sorts of ingenius[sic!] labor."/</text:span></text:p>
      <text:p text:style-name="P4"><text:span text:style-name="T2"/></text:p>
      <text:p text:style-name="P4"><text:span text:style-name="T2">[Page 7]</text:span></text:p>
      <text:p text:style-name="P4"><text:span text:style-name="T2">In this language does the book of books proclaim/ the arts a heavenly creation. <text:s/>And how could/ genius and industry be set on a higher plane, than by/ receiving God's declaration that they are inspired by Him? <text:s/>Nay:/ </text:span><text:span text:style-name="T1">by</text:span><text:span text:style-name="T2"> in ascribing the invention of tools and of instruments; of/ music and of agriculture, to the remotest days even before Noah,/ the Bible signifies their great worth, as objects of use-/-fulness and refinement./</text:span></text:p>
      <text:p text:style-name="P4"><text:span text:style-name="T2">But if the religion of the Hebrews honored every art, state/ regulations made the exercise of many of the arts a/ necessity. <text:s/>In fact, the Constitution being based upon/ Agrarian laws--as each family owned a tract of land,/ which was inalienable--it followed that the culture of/ the ground must have been diligently attended to. <text:s/>Now,/ our progenitors could not have carried on their usual/ pursuits without the aid of many implements, to plough[sic!],/ to level the soil, to cut the grass, to winow[sic!] the rain, to/ press the grapes, to crush the olives, nor could they/ dispense with the manufacturing of weapons of de-/fence[sic!] against hostile tribes surrounding them./ <text:s/>So that of national poetry reflects the character of a/ people, and the figures of speech employed by </text:span><text:span text:style-name="T1">the poets</text:span><text:span text:style-name="T2"> writers/</text:span></text:p>
      <text:p text:style-name="P4"><text:span text:style-name="T2"/></text:p>
      <text:p text:style-name="P4"><text:span text:style-name="T2">[Page 8]</text:span></text:p>
      <text:p text:style-name="P7">represent<text:span text:style-name="T2"> give us an insight into its public and private life, the mention often/ made of a diversity of </text:span>instruments<text:span text:style-name="T2"> tools, manifests a con-/-stant and steady application to the arts./</text:span></text:p>
      <text:p text:style-name="P7"><text:span text:style-name="T2">Let none therefore repeat the heresy, that Jewish hands/ were not shaped to do work of mechanical skill; to/ wield the square and compass; that an inventive/ genius in sculpture and painting has not fallen/ to our share</text:span>s<text:span text:style-name="T2">. <text:s/>For admitting that a vast deal/ produced by the chisel and by the pencil would ill-/become the adorers of one God, and the adherents of a/ law of purity, yet much is left in which Israelites/ could excell[sic!], without clinging to commerce or even/ to a professional career. <text:s/>Would that my/ American coreligionists had loved traffic less and the/ aesthetics more! <text:s/>They might not have ammassed[sic!]/ wealth as readily, but they would not have lost it/ as quickly. <text:s/>I could not better illustrate what I/ have endeavoured to prove than by citing also the/ portion of the prophets designated for this peculiar Sab-/-bath; for, there, as we as in the section of the Pentateuch,/ we are shown our </text:span><text:soft-page-break/><text:span text:style-name="T2">fathers engaged in a variety of callings,/</text:span></text:p>
      <text:p text:style-name="P7"><text:span text:style-name="T2"/></text:p>
      <text:p text:style-name="P7"><text:span text:style-name="T2">[Page 9]</text:span></text:p>
      <text:p text:style-name="P7"><text:span text:style-name="T2">which demanded proficiency in the mechanical and/ in the liberal arts. <text:s/>May the time soon arrive,/ when our youths will learn the dignity of labor,/ will appreciate the glory of rising by natural/ talents devoted to the developping[sic!] of the beautiful,/ when they will intensely feel that the acquiring/ of excellency in the domains of the intellectual, </text:span>brings<text:span text:style-name="T2"> affords/ greater and more lasting contentment than the/ accumulation of gold./</text:span></text:p>
      <text:p text:style-name="P7"><text:span text:style-name="T2">And </text:span>may<text:span text:style-name="T2"> like the righteous king Joash, who/ incited his subjects to employ their capacities to/ a noble end may those who are loftily stationed, urge/ others in </text:span>a<text:span text:style-name="T2"> humbler circumstances, to exercise/ their abilities to the honor of their faith, and to the/ advancement and permanence of the worship of/ the One God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6T15:51:09.70</meta:creation-date>
    <dc:date>2012-05-17T13:36:14.99</dc:date>
    <dc:creator>Penn Libraries</dc:creator>
    <meta:editing-duration>PT02H27M40S</meta:editing-duration>
    <meta:editing-cycles>2</meta:editing-cycles>
    <meta:generator>OpenOffice.org/3.2$Win32 OpenOffice.org_project/320m12$Build-9483</meta:generator>
    <meta:document-statistic meta:table-count="0" meta:image-count="0" meta:object-count="0" meta:page-count="5" meta:paragraph-count="88" meta:word-count="1852" meta:character-count="11612"/>
  </office:meta>
</office:document-meta>
</file>